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9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9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¼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4"/>
          <table:table-cell table:style-name="Default" table:number-columns-repeated="4"/>
        </table:table-row>
        <table:table-row table:style-name="ro1" table:number-rows-repeated="2">
          <table:table-cell table:number-columns-repeated="9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E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AVERAGE([.E7:.I7])/[.$E$3]" office:value-type="percentage" office:value="0.0213815789473684" calcext:value-type="percentage">
            <text:p>2,138%</text:p>
          </table:table-cell>
          <table:table-cell table:formula="of:=STDEVP([.E7:.I7])/[.$E$3]" office:value-type="percentage" office:value="0.00257149986832425" calcext:value-type="percentage">
            <text:p>0,257%</text:p>
          </table:table-cell>
          <table:table-cell table:formula="of:=MIN([.E7:.I7])/[.$E$3]" office:value-type="percentage" office:value="0.0169956140350877" calcext:value-type="percentage">
            <text:p>1,700%</text:p>
          </table:table-cell>
          <table:table-cell table:formula="of:=MAX([.E7:.I7])/[.$E$3]" office:value-type="percentage" office:value="0.0246710526315789" calcext:value-type="percentage">
            <text:p>2,46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AVERAGE([.E8:.I8])/[.$E$3]" office:value-type="percentage" office:value="0.0211622807017544" calcext:value-type="percentage">
            <text:p>2,116%</text:p>
          </table:table-cell>
          <table:table-cell table:formula="of:=STDEVP([.E8:.I8])/[.$E$3]" office:value-type="percentage" office:value="0.00246649602614079" calcext:value-type="percentage">
            <text:p>0,247%</text:p>
          </table:table-cell>
          <table:table-cell table:formula="of:=MIN([.E8:.I8])/[.$E$3]" office:value-type="percentage" office:value="0.0164473684210526" calcext:value-type="percentage">
            <text:p>1,645%</text:p>
          </table:table-cell>
          <table:table-cell table:formula="of:=MAX([.E8:.I8])/[.$E$3]" office:value-type="percentage" office:value="0.0235745614035088" calcext:value-type="percentage">
            <text:p>2,35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AVERAGE([.E9:.I9])/[.$E$3]" office:value-type="percentage" office:value="0.0173245614035088" calcext:value-type="percentage">
            <text:p>1,732%</text:p>
          </table:table-cell>
          <table:table-cell table:formula="of:=STDEVP([.E9:.I9])/[.$E$3]" office:value-type="percentage" office:value="0.00132489539184151" calcext:value-type="percentage">
            <text:p>0,132%</text:p>
          </table:table-cell>
          <table:table-cell table:formula="of:=MIN([.E9:.I9])/[.$E$3]" office:value-type="percentage" office:value="0.0158991228070175" calcext:value-type="percentage">
            <text:p>1,590%</text:p>
          </table:table-cell>
          <table:table-cell table:formula="of:=MAX([.E9:.I9])/[.$E$3]" office:value-type="percentage" office:value="0.0197368421052632" calcext:value-type="percentage">
            <text:p>1,9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([.E10:.I10])/[.$E$3]" office:value-type="percentage" office:value="0.0174342105263158" calcext:value-type="percentage">
            <text:p>1,743%</text:p>
          </table:table-cell>
          <table:table-cell table:formula="of:=STDEVP([.E10:.I10])/[.$E$3]" office:value-type="percentage" office:value="0.000727329997884956" calcext:value-type="percentage">
            <text:p>0,073%</text:p>
          </table:table-cell>
          <table:table-cell table:formula="of:=MIN([.E10:.I10])/[.$E$3]" office:value-type="percentage" office:value="0.0164473684210526" calcext:value-type="percentage">
            <text:p>1,645%</text:p>
          </table:table-cell>
          <table:table-cell table:formula="of:=MAX([.E10:.I10])/[.$E$3]" office:value-type="percentage" office:value="0.018640350877193" calcext:value-type="percentage">
            <text:p>1,86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7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AVERAGE([.E11:.I11])/[.$E$3]" office:value-type="percentage" office:value="0.0221491228070175" calcext:value-type="percentage">
            <text:p>2,215%</text:p>
          </table:table-cell>
          <table:table-cell table:formula="of:=STDEVP([.E11:.I11])/[.$E$3]" office:value-type="percentage" office:value="0.00149541465975722" calcext:value-type="percentage">
            <text:p>0,150%</text:p>
          </table:table-cell>
          <table:table-cell table:formula="of:=MIN([.E11:.I11])/[.$E$3]" office:value-type="percentage" office:value="0.0197368421052632" calcext:value-type="percentage">
            <text:p>1,974%</text:p>
          </table:table-cell>
          <table:table-cell table:formula="of:=MAX([.E11:.I11])/[.$E$3]" office:value-type="percentage" office:value="0.0241228070175439" calcext:value-type="percentage">
            <text:p>2,41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formula="of:=AVERAGE([.E12:.I12])/[.$E$3]" office:value-type="percentage" office:value="0.0281798245614035" calcext:value-type="percentage">
            <text:p>2,818%</text:p>
          </table:table-cell>
          <table:table-cell table:formula="of:=STDEVP([.E12:.I12])/[.$E$3]" office:value-type="percentage" office:value="0.00123080835091248" calcext:value-type="percentage">
            <text:p>0,123%</text:p>
          </table:table-cell>
          <table:table-cell table:formula="of:=MIN([.E12:.I12])/[.$E$3]" office:value-type="percentage" office:value="0.0268640350877193" calcext:value-type="percentage">
            <text:p>2,686%</text:p>
          </table:table-cell>
          <table:table-cell table:formula="of:=MAX([.E12:.I12])/[.$E$3]" office:value-type="percentage" office:value="0.0301535087719298" calcext:value-type="percentage">
            <text:p>3,0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AVERAGE([.E13:.I13])/[.$E$3]" office:value-type="percentage" office:value="0.0333333333333333" calcext:value-type="percentage">
            <text:p>3,333%</text:p>
          </table:table-cell>
          <table:table-cell table:formula="of:=STDEVP([.E13:.I13])/[.$E$3]" office:value-type="percentage" office:value="0.00126928036214805" calcext:value-type="percentage">
            <text:p>0,127%</text:p>
          </table:table-cell>
          <table:table-cell table:formula="of:=MIN([.E13:.I13])/[.$E$3]" office:value-type="percentage" office:value="0.0317982456140351" calcext:value-type="percentage">
            <text:p>3,180%</text:p>
          </table:table-cell>
          <table:table-cell table:formula="of:=MAX([.E13:.I13])/[.$E$3]" office:value-type="percentage" office:value="0.0345394736842105" calcext:value-type="percentage">
            <text:p>3,45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AVERAGE([.E14:.I14])/[.$E$3]" office:value-type="percentage" office:value="0.0371710526315789" calcext:value-type="percentage">
            <text:p>3,717%</text:p>
          </table:table-cell>
          <table:table-cell table:formula="of:=STDEVP([.E14:.I14])/[.$E$3]" office:value-type="percentage" office:value="0.00184783986253868" calcext:value-type="percentage">
            <text:p>0,185%</text:p>
          </table:table-cell>
          <table:table-cell table:formula="of:=MIN([.E14:.I14])/[.$E$3]" office:value-type="percentage" office:value="0.0350877192982456" calcext:value-type="percentage">
            <text:p>3,509%</text:p>
          </table:table-cell>
          <table:table-cell table:formula="of:=MAX([.E14:.I14])/[.$E$3]" office:value-type="percentage" office:value="0.0394736842105263" calcext:value-type="percentage">
            <text:p>3,94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formula="of:=AVERAGE([.E15:.I15])/[.$E$3]" office:value-type="percentage" office:value="0.0383771929824561" calcext:value-type="percentage">
            <text:p>3,838%</text:p>
          </table:table-cell>
          <table:table-cell table:formula="of:=STDEVP([.E15:.I15])/[.$E$3]" office:value-type="percentage" office:value="0.00169867690623132" calcext:value-type="percentage">
            <text:p>0,170%</text:p>
          </table:table-cell>
          <table:table-cell table:formula="of:=MIN([.E15:.I15])/[.$E$3]" office:value-type="percentage" office:value="0.0367324561403509" calcext:value-type="percentage">
            <text:p>3,673%</text:p>
          </table:table-cell>
          <table:table-cell table:formula="of:=MAX([.E15:.I15])/[.$E$3]" office:value-type="percentage" office:value="0.0411184210526316" calcext:value-type="percentage">
            <text:p>4,11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formula="of:=AVERAGE([.E16:.I16])/[.$E$3]" office:value-type="percentage" office:value="0.0396929824561404" calcext:value-type="percentage">
            <text:p>3,969%</text:p>
          </table:table-cell>
          <table:table-cell table:formula="of:=STDEVP([.E16:.I16])/[.$E$3]" office:value-type="percentage" office:value="0.00149541465975722" calcext:value-type="percentage">
            <text:p>0,150%</text:p>
          </table:table-cell>
          <table:table-cell table:formula="of:=MIN([.E16:.I16])/[.$E$3]" office:value-type="percentage" office:value="0.0378289473684211" calcext:value-type="percentage">
            <text:p>3,783%</text:p>
          </table:table-cell>
          <table:table-cell table:formula="of:=MAX([.E16:.I16])/[.$E$3]" office:value-type="percentage" office:value="0.0416666666666667" calcext:value-type="percentage">
            <text:p>4,167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1/1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E21:.I21])/[.$E$3]" office:value-type="percentage" office:value="0.00164473684210526" calcext:value-type="percentage">
            <text:p>0,164%</text:p>
          </table:table-cell>
          <table:table-cell table:formula="of:=STDEVP([.E21:.I21])/[.$E$3]" office:value-type="percentage" office:value="0.000775336382879986" calcext:value-type="percentage">
            <text:p>0,078%</text:p>
          </table:table-cell>
          <table:table-cell table:formula="of:=MIN([.E21:.I21])/[.$E$3]" office:value-type="percentage" office:value="0.000548245614035088" calcext:value-type="percentage">
            <text:p>0,055%</text:p>
          </table:table-cell>
          <table:table-cell table:formula="of:=MAX([.E21:.I21])/[.$E$3]" office:value-type="percentage" office:value="0.00274122807017544" calcext:value-type="percentage">
            <text:p>0,2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E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AVERAGE([.E22:.I22])/[.$E$3]" office:value-type="percentage" office:value="0.0268640350877193" calcext:value-type="percentage">
            <text:p>2,686%</text:p>
          </table:table-cell>
          <table:table-cell table:formula="of:=STDEVP([.E22:.I22])/[.$E$3]" office:value-type="percentage" office:value="0.00611484363754328" calcext:value-type="percentage">
            <text:p>0,611%</text:p>
          </table:table-cell>
          <table:table-cell table:formula="of:=MIN([.E22:.I22])/[.$E$3]" office:value-type="percentage" office:value="0.0224780701754386" calcext:value-type="percentage">
            <text:p>2,248%</text:p>
          </table:table-cell>
          <table:table-cell table:formula="of:=MAX([.E22:.I22])/[.$E$3]" office:value-type="percentage" office:value="0.0389254385964912" calcext:value-type="percentage">
            <text:p>3,89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AVERAGE([.E23:.I23])/[.$E$3]" office:value-type="percentage" office:value="0.0285087719298246" calcext:value-type="percentage">
            <text:p>2,851%</text:p>
          </table:table-cell>
          <table:table-cell table:formula="of:=STDEVP([.E23:.I23])/[.$E$3]" office:value-type="percentage" office:value="0.00529277122199437" calcext:value-type="percentage">
            <text:p>0,529%</text:p>
          </table:table-cell>
          <table:table-cell table:formula="of:=MIN([.E23:.I23])/[.$E$3]" office:value-type="percentage" office:value="0.0224780701754386" calcext:value-type="percentage">
            <text:p>2,248%</text:p>
          </table:table-cell>
          <table:table-cell table:formula="of:=MAX([.E23:.I23])/[.$E$3]" office:value-type="percentage" office:value="0.0361842105263158" calcext:value-type="percentage">
            <text:p>3,61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2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AVERAGE([.E24:.I24])/[.$E$3]" office:value-type="percentage" office:value="0.0200657894736842" calcext:value-type="percentage">
            <text:p>2,007%</text:p>
          </table:table-cell>
          <table:table-cell table:formula="of:=STDEVP([.E24:.I24])/[.$E$3]" office:value-type="percentage" office:value="0.00311295385231982" calcext:value-type="percentage">
            <text:p>0,311%</text:p>
          </table:table-cell>
          <table:table-cell table:formula="of:=MIN([.E24:.I24])/[.$E$3]" office:value-type="percentage" office:value="0.0158991228070175" calcext:value-type="percentage">
            <text:p>1,590%</text:p>
          </table:table-cell>
          <table:table-cell table:formula="of:=MAX([.E24:.I24])/[.$E$3]" office:value-type="percentage" office:value="0.0246710526315789" calcext:value-type="percentage">
            <text:p>2,46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AVERAGE([.E25:.I25])/[.$E$3]" office:value-type="percentage" office:value="0.0244517543859649" calcext:value-type="percentage">
            <text:p>2,445%</text:p>
          </table:table-cell>
          <table:table-cell table:formula="of:=STDEVP([.E25:.I25])/[.$E$3]" office:value-type="percentage" office:value="0.00244200191352194" calcext:value-type="percentage">
            <text:p>0,244%</text:p>
          </table:table-cell>
          <table:table-cell table:formula="of:=MIN([.E25:.I25])/[.$E$3]" office:value-type="percentage" office:value="0.0219298245614035" calcext:value-type="percentage">
            <text:p>2,193%</text:p>
          </table:table-cell>
          <table:table-cell table:formula="of:=MAX([.E25:.I25])/[.$E$3]" office:value-type="percentage" office:value="0.0285087719298246" calcext:value-type="percentage">
            <text:p>2,8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7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AVERAGE([.E26:.I26])/[.$E$3]" office:value-type="percentage" office:value="0.0324561403508772" calcext:value-type="percentage">
            <text:p>3,246%</text:p>
          </table:table-cell>
          <table:table-cell table:formula="of:=STDEVP([.E26:.I26])/[.$E$3]" office:value-type="percentage" office:value="0.00397468617552453" calcext:value-type="percentage">
            <text:p>0,397%</text:p>
          </table:table-cell>
          <table:table-cell table:formula="of:=MIN([.E26:.I26])/[.$E$3]" office:value-type="percentage" office:value="0.0279605263157895" calcext:value-type="percentage">
            <text:p>2,796%</text:p>
          </table:table-cell>
          <table:table-cell table:formula="of:=MAX([.E26:.I26])/[.$E$3]" office:value-type="percentage" office:value="0.0394736842105263" calcext:value-type="percentage">
            <text:p>3,94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AVERAGE([.E27:.I27])/[.$E$3]" office:value-type="percentage" office:value="0.037280701754386" calcext:value-type="percentage">
            <text:p>3,728%</text:p>
          </table:table-cell>
          <table:table-cell table:formula="of:=STDEVP([.E27:.I27])/[.$E$3]" office:value-type="percentage" office:value="0.00363664998942478" calcext:value-type="percentage">
            <text:p>0,364%</text:p>
          </table:table-cell>
          <table:table-cell table:formula="of:=MIN([.E27:.I27])/[.$E$3]" office:value-type="percentage" office:value="0.0334429824561403" calcext:value-type="percentage">
            <text:p>3,344%</text:p>
          </table:table-cell>
          <table:table-cell table:formula="of:=MAX([.E27:.I27])/[.$E$3]" office:value-type="percentage" office:value="0.043859649122807" calcext:value-type="percentage">
            <text:p>4,3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2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formula="of:=AVERAGE([.E28:.I28])/[.$E$3]" office:value-type="percentage" office:value="0.0399122807017544" calcext:value-type="percentage">
            <text:p>3,991%</text:p>
          </table:table-cell>
          <table:table-cell table:formula="of:=STDEVP([.E28:.I28])/[.$E$3]" office:value-type="percentage" office:value="0.00385179124347594" calcext:value-type="percentage">
            <text:p>0,385%</text:p>
          </table:table-cell>
          <table:table-cell table:formula="of:=MIN([.E28:.I28])/[.$E$3]" office:value-type="percentage" office:value="0.0367324561403509" calcext:value-type="percentage">
            <text:p>3,673%</text:p>
          </table:table-cell>
          <table:table-cell table:formula="of:=MAX([.E28:.I28])/[.$E$3]" office:value-type="percentage" office:value="0.0471491228070175" calcext:value-type="percentage">
            <text:p>4,7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formula="of:=AVERAGE([.E29:.I29])/[.$E$3]" office:value-type="percentage" office:value="0.0419956140350877" calcext:value-type="percentage">
            <text:p>4,200%</text:p>
          </table:table-cell>
          <table:table-cell table:formula="of:=STDEVP([.E29:.I29])/[.$E$3]" office:value-type="percentage" office:value="0.00311295385231982" calcext:value-type="percentage">
            <text:p>0,311%</text:p>
          </table:table-cell>
          <table:table-cell table:formula="of:=MIN([.E29:.I29])/[.$E$3]" office:value-type="percentage" office:value="0.0389254385964912" calcext:value-type="percentage">
            <text:p>3,893%</text:p>
          </table:table-cell>
          <table:table-cell table:formula="of:=MAX([.E29:.I29])/[.$E$3]" office:value-type="percentage" office:value="0.0476973684210526" calcext:value-type="percentage">
            <text:p>4,77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7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formula="of:=AVERAGE([.E30:.I30])/[.$E$3]" office:value-type="percentage" office:value="0.043969298245614" calcext:value-type="percentage">
            <text:p>4,397%</text:p>
          </table:table-cell>
          <table:table-cell table:formula="of:=STDEVP([.E30:.I30])/[.$E$3]" office:value-type="percentage" office:value="0.00316656339434071" calcext:value-type="percentage">
            <text:p>0,317%</text:p>
          </table:table-cell>
          <table:table-cell table:formula="of:=MIN([.E30:.I30])/[.$E$3]" office:value-type="percentage" office:value="0.0400219298245614" calcext:value-type="percentage">
            <text:p>4,002%</text:p>
          </table:table-cell>
          <table:table-cell table:formula="of:=MAX([.E30:.I30])/[.$E$3]" office:value-type="percentage" office:value="0.0493421052631579" calcext:value-type="percentage">
            <text:p>4,93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2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formula="of:=AVERAGE([.E31:.I31])/[.$E$3]" office:value-type="percentage" office:value="0.0449561403508772" calcext:value-type="percentage">
            <text:p>4,496%</text:p>
          </table:table-cell>
          <table:table-cell table:formula="of:=STDEVP([.E31:.I31])/[.$E$3]" office:value-type="percentage" office:value="0.00350191215409459" calcext:value-type="percentage">
            <text:p>0,350%</text:p>
          </table:table-cell>
          <table:table-cell table:formula="of:=MIN([.E31:.I31])/[.$E$3]" office:value-type="percentage" office:value="0.0400219298245614" calcext:value-type="percentage">
            <text:p>4,002%</text:p>
          </table:table-cell>
          <table:table-cell table:formula="of:=MAX([.E31:.I31])/[.$E$3]" office:value-type="percentage" office:value="0.049890350877193" calcext:value-type="percentage">
            <text:p>4,989%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½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E36:.I36])/[.$E$3]" office:value-type="percentage" office:value="0.00164473684210526" calcext:value-type="percentage">
            <text:p>0,164%</text:p>
          </table:table-cell>
          <table:table-cell table:formula="of:=STDEVP([.E36:.I36])/[.$E$3]" office:value-type="percentage" office:value="0.000775336382879986" calcext:value-type="percentage">
            <text:p>0,078%</text:p>
          </table:table-cell>
          <table:table-cell table:formula="of:=MIN([.E36:.I36])/[.$E$3]" office:value-type="percentage" office:value="0.000548245614035088" calcext:value-type="percentage">
            <text:p>0,055%</text:p>
          </table:table-cell>
          <table:table-cell table:formula="of:=MAX([.E36:.I36])/[.$E$3]" office:value-type="percentage" office:value="0.00274122807017544" calcext:value-type="percentage">
            <text:p>0,2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EP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AVERAGE([.E37:.I37])/[.$E$3]" office:value-type="percentage" office:value="0.025109649122807" calcext:value-type="percentage">
            <text:p>2,511%</text:p>
          </table:table-cell>
          <table:table-cell table:formula="of:=STDEVP([.E37:.I37])/[.$E$3]" office:value-type="percentage" office:value="0.00223102959971226" calcext:value-type="percentage">
            <text:p>0,223%</text:p>
          </table:table-cell>
          <table:table-cell table:formula="of:=MIN([.E37:.I37])/[.$E$3]" office:value-type="percentage" office:value="0.0224780701754386" calcext:value-type="percentage">
            <text:p>2,248%</text:p>
          </table:table-cell>
          <table:table-cell table:formula="of:=MAX([.E37:.I37])/[.$E$3]" office:value-type="percentage" office:value="0.0285087719298246" calcext:value-type="percentage">
            <text:p>2,8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AVERAGE([.E38:.I38])/[.$E$3]" office:value-type="percentage" office:value="0.0232456140350877" calcext:value-type="percentage">
            <text:p>2,325%</text:p>
          </table:table-cell>
          <table:table-cell table:formula="of:=STDEVP([.E38:.I38])/[.$E$3]" office:value-type="percentage" office:value="0.00212617537605979" calcext:value-type="percentage">
            <text:p>0,213%</text:p>
          </table:table-cell>
          <table:table-cell table:formula="of:=MIN([.E38:.I38])/[.$E$3]" office:value-type="percentage" office:value="0.0208333333333333" calcext:value-type="percentage">
            <text:p>2,083%</text:p>
          </table:table-cell>
          <table:table-cell table:formula="of:=MAX([.E38:.I38])/[.$E$3]" office:value-type="percentage" office:value="0.0263157894736842" calcext:value-type="percentage">
            <text:p>2,63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AVERAGE([.E39:.I39])/[.$E$3]" office:value-type="percentage" office:value="0.0162280701754386" calcext:value-type="percentage">
            <text:p>1,623%</text:p>
          </table:table-cell>
          <table:table-cell table:formula="of:=STDEVP([.E39:.I39])/[.$E$3]" office:value-type="percentage" office:value="0.00178832307349782" calcext:value-type="percentage">
            <text:p>0,179%</text:p>
          </table:table-cell>
          <table:table-cell table:formula="of:=MIN([.E39:.I39])/[.$E$3]" office:value-type="percentage" office:value="0.0137061403508772" calcext:value-type="percentage">
            <text:p>1,371%</text:p>
          </table:table-cell>
          <table:table-cell table:formula="of:=MAX([.E39:.I39])/[.$E$3]" office:value-type="percentage" office:value="0.018640350877193" calcext:value-type="percentage">
            <text:p>1,86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AVERAGE([.E40:.I40])/[.$E$3]" office:value-type="percentage" office:value="0.0165570175438597" calcext:value-type="percentage">
            <text:p>1,656%</text:p>
          </table:table-cell>
          <table:table-cell table:formula="of:=STDEVP([.E40:.I40])/[.$E$3]" office:value-type="percentage" office:value="0.000943237419631867" calcext:value-type="percentage">
            <text:p>0,094%</text:p>
          </table:table-cell>
          <table:table-cell table:formula="of:=MIN([.E40:.I40])/[.$E$3]" office:value-type="percentage" office:value="0.0148026315789474" calcext:value-type="percentage">
            <text:p>1,480%</text:p>
          </table:table-cell>
          <table:table-cell table:formula="of:=MAX([.E40:.I40])/[.$E$3]" office:value-type="percentage" office:value="0.0175438596491228" calcext:value-type="percentage">
            <text:p>1,75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07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AVERAGE([.E41:.I41])/[.$E$3]" office:value-type="percentage" office:value="0.0175438596491228" calcext:value-type="percentage">
            <text:p>1,754%</text:p>
          </table:table-cell>
          <table:table-cell table:formula="of:=STDEVP([.E41:.I41])/[.$E$3]" office:value-type="percentage" office:value="0.000600572979720577" calcext:value-type="percentage">
            <text:p>0,060%</text:p>
          </table:table-cell>
          <table:table-cell table:formula="of:=MIN([.E41:.I41])/[.$E$3]" office:value-type="percentage" office:value="0.0164473684210526" calcext:value-type="percentage">
            <text:p>1,645%</text:p>
          </table:table-cell>
          <table:table-cell table:formula="of:=MAX([.E41:.I41])/[.$E$3]" office:value-type="percentage" office:value="0.0180921052631579" calcext:value-type="percentage">
            <text:p>1,80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([.E42:.I42])/[.$E$3]" office:value-type="percentage" office:value="0.0198464912280702" calcext:value-type="percentage">
            <text:p>1,985%</text:p>
          </table:table-cell>
          <table:table-cell table:formula="of:=STDEVP([.E42:.I42])/[.$E$3]" office:value-type="percentage" office:value="0.00041026945030416" calcext:value-type="percentage">
            <text:p>0,041%</text:p>
          </table:table-cell>
          <table:table-cell table:formula="of:=MIN([.E42:.I42])/[.$E$3]" office:value-type="percentage" office:value="0.0191885964912281" calcext:value-type="percentage">
            <text:p>1,919%</text:p>
          </table:table-cell>
          <table:table-cell table:formula="of:=MAX([.E42:.I42])/[.$E$3]" office:value-type="percentage" office:value="0.0202850877192982" calcext:value-type="percentage">
            <text:p>2,0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2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AVERAGE([.E43:.I43])/[.$E$3]" office:value-type="percentage" office:value="0.0242324561403509" calcext:value-type="percentage">
            <text:p>2,423%</text:p>
          </table:table-cell>
          <table:table-cell table:formula="of:=STDEVP([.E43:.I43])/[.$E$3]" office:value-type="percentage" office:value="0.0010630876880299" calcext:value-type="percentage">
            <text:p>0,106%</text:p>
          </table:table-cell>
          <table:table-cell table:formula="of:=MIN([.E43:.I43])/[.$E$3]" office:value-type="percentage" office:value="0.0224780701754386" calcext:value-type="percentage">
            <text:p>2,248%</text:p>
          </table:table-cell>
          <table:table-cell table:formula="of:=MAX([.E43:.I43])/[.$E$3]" office:value-type="percentage" office:value="0.0257675438596491" calcext:value-type="percentage">
            <text:p>2,57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AVERAGE([.E44:.I44])/[.$E$3]" office:value-type="percentage" office:value="0.0278508771929825" calcext:value-type="percentage">
            <text:p>2,785%</text:p>
          </table:table-cell>
          <table:table-cell table:formula="of:=STDEVP([.E44:.I44])/[.$E$3]" office:value-type="percentage" office:value="0.00181501593829461" calcext:value-type="percentage">
            <text:p>0,182%</text:p>
          </table:table-cell>
          <table:table-cell table:formula="of:=MIN([.E44:.I44])/[.$E$3]" office:value-type="percentage" office:value="0.025219298245614" calcext:value-type="percentage">
            <text:p>2,522%</text:p>
          </table:table-cell>
          <table:table-cell table:formula="of:=MAX([.E44:.I44])/[.$E$3]" office:value-type="percentage" office:value="0.0301535087719298" calcext:value-type="percentage">
            <text:p>3,01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17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AVERAGE([.E45:.I45])/[.$E$3]" office:value-type="percentage" office:value="0.0317982456140351" calcext:value-type="percentage">
            <text:p>3,180%</text:p>
          </table:table-cell>
          <table:table-cell table:formula="of:=STDEVP([.E45:.I45])/[.$E$3]" office:value-type="percentage" office:value="0.00125019235208239" calcext:value-type="percentage">
            <text:p>0,125%</text:p>
          </table:table-cell>
          <table:table-cell table:formula="of:=MIN([.E45:.I45])/[.$E$3]" office:value-type="percentage" office:value="0.0296052631578947" calcext:value-type="percentage">
            <text:p>2,961%</text:p>
          </table:table-cell>
          <table:table-cell table:formula="of:=MAX([.E45:.I45])/[.$E$3]" office:value-type="percentage" office:value="0.0328947368421053" calcext:value-type="percentage">
            <text:p>3,28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ZEN</text:p>
          </table:table-cell>
          <table:table-cell office:value-type="string" calcext:value-type="string">
            <text:p>0.00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AVERAGE([.E46:.I46])/[.$E$3]" office:value-type="percentage" office:value="0.0338815789473684" calcext:value-type="percentage">
            <text:p>3,388%</text:p>
          </table:table-cell>
          <table:table-cell table:formula="of:=STDEVP([.E46:.I46])/[.$E$3]" office:value-type="percentage" office:value="0.000639358760399704" calcext:value-type="percentage">
            <text:p>0,064%</text:p>
          </table:table-cell>
          <table:table-cell table:formula="of:=MIN([.E46:.I46])/[.$E$3]" office:value-type="percentage" office:value="0.0328947368421053" calcext:value-type="percentage">
            <text:p>3,289%</text:p>
          </table:table-cell>
          <table:table-cell table:formula="of:=MAX([.E46:.I46])/[.$E$3]" office:value-type="percentage" office:value="0.0345394736842105" calcext:value-type="percentage">
            <text:p>3,45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percentage-style style:name="N108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04:29.607962243</meta:creation-date>
    <dc:date>2018-03-28T16:28:05.602410764</dc:date>
    <meta:editing-duration>PT3M5S</meta:editing-duration>
    <meta:editing-cycles>1</meta:editing-cycles>
    <meta:document-statistic meta:table-count="1" meta:cell-count="355" meta:object-count="0"/>
    <meta:generator>LibreOffice/5.2.7.2$Linux_X86_64 LibreOffice_project/20m0$Build-2</meta:generator>
  </office:meta>
</office:document-meta>
</file>